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3333ff" draw:textarea-horizontal-align="justify" draw:textarea-vertical-align="middle" draw:auto-grow-height="fals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2.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2.8cm" svg:y="7.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2.2cm" svg:y="9.9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1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9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3.8cm" svg:y="9.8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1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3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0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2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1.201cm" svg:y="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4.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4.9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Geffen</meta:initial-creator>
    <meta:creation-date>2015-03-08T11:54:30.968175063</meta:creation-date>
    <dc:date>2015-03-09T18:51:50.283004100</dc:date>
    <dc:creator>Nathan Geffen</dc:creator>
    <meta:editing-duration>PT1M21S</meta:editing-duration>
    <meta:editing-cycles>3</meta:editing-cycles>
    <meta:generator>LibreOffice/4.2.7.2$Linux_X86_64 LibreOffice_project/420m0$Build-2</meta:generator>
    <meta:document-statistic meta:object-count="15"/>
  </office:meta>
</office:document-meta>
</file>